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as 2016 Figure 6 part d digitiza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o Prestrain</text:p>
          </table:table-cell>
          <table:table-cell table:number-columns-repeated="2"/>
          <table:table-cell office:value-type="string" calcext:value-type="string">
            <text:p>Prest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gus (deg)</text:p>
          </table:table-cell>
          <table:table-cell office:value-type="string" calcext:value-type="string">
            <text:p>Lateral contact force (N)</text:p>
          </table:table-cell>
          <table:table-cell/>
          <table:table-cell office:value-type="string" calcext:value-type="string">
            <text:p>Valgus (deg)</text:p>
          </table:table-cell>
          <table:table-cell office:value-type="string" calcext:value-type="string">
            <text:p>Lateral contact force (N)</text:p>
          </table:table-cell>
        </table:table-row>
        <table:table-row table:style-name="ro1">
          <table:table-cell/>
          <table:table-cell office:value-type="float" office:value="0.0000167898857728055" calcext:value-type="float">
            <text:p>1.67898857728055E-05</text:p>
          </table:table-cell>
          <table:table-cell office:value-type="float" office:value="0.185878027076939" calcext:value-type="float">
            <text:p>0.185878027076939</text:p>
          </table:table-cell>
          <table:table-cell/>
          <table:table-cell office:value-type="float" office:value="0.00807593505672144" calcext:value-type="float">
            <text:p>0.008075935056721</text:p>
          </table:table-cell>
          <table:table-cell office:value-type="float" office:value="16.6055468185969" calcext:value-type="float">
            <text:p>16.6055468185969</text:p>
          </table:table-cell>
        </table:table-row>
        <table:table-row table:style-name="ro1">
          <table:table-cell/>
          <table:table-cell office:value-type="float" office:value="0.79622675300399" calcext:value-type="float">
            <text:p>0.79622675300399</text:p>
          </table:table-cell>
          <table:table-cell office:value-type="float" office:value="3.00573934262044" calcext:value-type="float">
            <text:p>3.00573934262044</text:p>
          </table:table-cell>
          <table:table-cell/>
          <table:table-cell office:value-type="float" office:value="0.0258396342043548" calcext:value-type="float">
            <text:p>0.025839634204355</text:p>
          </table:table-cell>
          <table:table-cell office:value-type="float" office:value="22.1722334465722" calcext:value-type="float">
            <text:p>22.1722334465722</text:p>
          </table:table-cell>
        </table:table-row>
        <table:table-row table:style-name="ro1">
          <table:table-cell/>
          <table:table-cell office:value-type="float" office:value="1.47452134833976" calcext:value-type="float">
            <text:p>1.47452134833976</text:p>
          </table:table-cell>
          <table:table-cell office:value-type="float" office:value="10.2728216522371" calcext:value-type="float">
            <text:p>10.2728216522371</text:p>
          </table:table-cell>
          <table:table-cell/>
          <table:table-cell office:value-type="float" office:value="0.0932426306393026" calcext:value-type="float">
            <text:p>0.093242630639303</text:p>
          </table:table-cell>
          <table:table-cell office:value-type="float" office:value="29.9675675373159" calcext:value-type="float">
            <text:p>29.9675675373159</text:p>
          </table:table-cell>
        </table:table-row>
        <table:table-row table:style-name="ro1">
          <table:table-cell/>
          <table:table-cell office:value-type="float" office:value="2.09841671377162" calcext:value-type="float">
            <text:p>2.09841671377162</text:p>
          </table:table-cell>
          <table:table-cell office:value-type="float" office:value="19.2071396190939" calcext:value-type="float">
            <text:p>19.2071396190939</text:p>
          </table:table-cell>
          <table:table-cell/>
          <table:table-cell office:value-type="float" office:value="0.282934760100515" calcext:value-type="float">
            <text:p>0.282934760100515</text:p>
          </table:table-cell>
          <table:table-cell office:value-type="float" office:value="35.8205217177176" calcext:value-type="float">
            <text:p>35.8205217177176</text:p>
          </table:table-cell>
        </table:table-row>
        <table:table-row table:style-name="ro1">
          <table:table-cell/>
          <table:table-cell office:value-type="float" office:value="2.6633963700267" calcext:value-type="float">
            <text:p>2.6633963700267</text:p>
          </table:table-cell>
          <table:table-cell office:value-type="float" office:value="29.6693371912764" calcext:value-type="float">
            <text:p>29.6693371912764</text:p>
          </table:table-cell>
          <table:table-cell/>
          <table:table-cell office:value-type="float" office:value="0.667196480839942" calcext:value-type="float">
            <text:p>0.667196480839942</text:p>
          </table:table-cell>
          <table:table-cell office:value-type="float" office:value="41.6825004617222" calcext:value-type="float">
            <text:p>41.6825004617222</text:p>
          </table:table-cell>
        </table:table-row>
        <table:table-row table:style-name="ro1">
          <table:table-cell/>
          <table:table-cell office:value-type="float" office:value="3.15586890457188" calcext:value-type="float">
            <text:p>3.15586890457188</text:p>
          </table:table-cell>
          <table:table-cell office:value-type="float" office:value="41.9370771047525" calcext:value-type="float">
            <text:p>41.9370771047525</text:p>
          </table:table-cell>
          <table:table-cell/>
          <table:table-cell office:value-type="float" office:value="1.01521723313876" calcext:value-type="float">
            <text:p>1.01521723313876</text:p>
          </table:table-cell>
          <table:table-cell office:value-type="float" office:value="48.2385311088603" calcext:value-type="float">
            <text:p>48.2385311088603</text:p>
          </table:table-cell>
        </table:table-row>
        <table:table-row table:style-name="ro1">
          <table:table-cell/>
          <table:table-cell office:value-type="float" office:value="3.57585110729297" calcext:value-type="float">
            <text:p>3.57585110729297</text:p>
          </table:table-cell>
          <table:table-cell office:value-type="float" office:value="55.7320670028378" calcext:value-type="float">
            <text:p>55.7320670028378</text:p>
          </table:table-cell>
          <table:table-cell/>
          <table:table-cell office:value-type="float" office:value="1.36307008657984" calcext:value-type="float">
            <text:p>1.36307008657984</text:p>
          </table:table-cell>
          <table:table-cell office:value-type="float" office:value="57.5774853228418" calcext:value-type="float">
            <text:p>57.5774853228418</text:p>
          </table:table-cell>
        </table:table-row>
        <table:table-row table:style-name="ro1">
          <table:table-cell/>
          <table:table-cell office:value-type="float" office:value="3.96415079556075" calcext:value-type="float">
            <text:p>3.96415079556075</text:p>
          </table:table-cell>
          <table:table-cell office:value-type="float" office:value="69.6647339642602" calcext:value-type="float">
            <text:p>69.6647339642602</text:p>
          </table:table-cell>
          <table:table-cell/>
          <table:table-cell office:value-type="float" office:value="1.55727869531394" calcext:value-type="float">
            <text:p>1.55727869531394</text:p>
          </table:table-cell>
          <table:table-cell office:value-type="float" office:value="63.5697955551578" calcext:value-type="float">
            <text:p>63.5697955551578</text:p>
          </table:table-cell>
        </table:table-row>
        <table:table-row table:style-name="ro1">
          <table:table-cell/>
          <table:table-cell office:value-type="float" office:value="4.30707581752752" calcext:value-type="float">
            <text:p>4.30707581752752</text:p>
          </table:table-cell>
          <table:table-cell office:value-type="float" office:value="85.6824948650935" calcext:value-type="float">
            <text:p>85.6824948650935</text:p>
          </table:table-cell>
          <table:table-cell/>
          <table:table-cell office:value-type="float" office:value="1.77863654934268" calcext:value-type="float">
            <text:p>1.77863654934268</text:p>
          </table:table-cell>
          <table:table-cell office:value-type="float" office:value="69.5633650289069" calcext:value-type="float">
            <text:p>69.5633650289069</text:p>
          </table:table-cell>
        </table:table-row>
        <table:table-row table:style-name="ro1">
          <table:table-cell/>
          <table:table-cell office:value-type="float" office:value="4.61832671998388" calcext:value-type="float">
            <text:p>4.61832671998388</text:p>
          </table:table-cell>
          <table:table-cell office:value-type="float" office:value="101.698786650922" calcext:value-type="float">
            <text:p>101.698786650922</text:p>
          </table:table-cell>
          <table:table-cell/>
          <table:table-cell office:value-type="float" office:value="1.98163466327884" calcext:value-type="float">
            <text:p>1.98163466327884</text:p>
          </table:table-cell>
          <table:table-cell office:value-type="float" office:value="79.8696265369744" calcext:value-type="float">
            <text:p>79.8696265369744</text:p>
          </table:table-cell>
        </table:table-row>
        <table:table-row table:style-name="ro1">
          <table:table-cell/>
          <table:table-cell office:value-type="float" office:value="4.92046910940849" calcext:value-type="float">
            <text:p>4.92046910940849</text:p>
          </table:table-cell>
          <table:table-cell office:value-type="float" office:value="118.688681938001" calcext:value-type="float">
            <text:p>118.688681938001</text:p>
          </table:table-cell>
          <table:table-cell/>
          <table:table-cell office:value-type="float" office:value="2.20278264373541" calcext:value-type="float">
            <text:p>2.20278264373541</text:p>
          </table:table-cell>
          <table:table-cell office:value-type="float" office:value="89.3418504692775" calcext:value-type="float">
            <text:p>89.3418504692775</text:p>
          </table:table-cell>
        </table:table-row>
        <table:table-row table:style-name="ro1">
          <table:table-cell/>
          <table:table-cell office:value-type="float" office:value="5.20454558174156" calcext:value-type="float">
            <text:p>5.20454558174156</text:p>
          </table:table-cell>
          <table:table-cell office:value-type="float" office:value="135.121153017422" calcext:value-type="float">
            <text:p>135.121153017422</text:p>
          </table:table-cell>
          <table:table-cell/>
          <table:table-cell office:value-type="float" office:value="2.33806714834983" calcext:value-type="float">
            <text:p>2.33806714834983</text:p>
          </table:table-cell>
          <table:table-cell office:value-type="float" office:value="97.0011864852615" calcext:value-type="float">
            <text:p>97.0011864852615</text:p>
          </table:table-cell>
        </table:table-row>
        <table:table-row table:style-name="ro1">
          <table:table-cell/>
          <table:table-cell office:value-type="float" office:value="5.49309655863308" calcext:value-type="float">
            <text:p>5.49309655863308</text:p>
          </table:table-cell>
          <table:table-cell office:value-type="float" office:value="152.388711040469" calcext:value-type="float">
            <text:p>152.388711040469</text:p>
          </table:table-cell>
          <table:table-cell/>
          <table:table-cell office:value-type="float" office:value="2.51399996642023" calcext:value-type="float">
            <text:p>2.51399996642023</text:p>
          </table:table-cell>
          <table:table-cell office:value-type="float" office:value="105.914726968474" calcext:value-type="float">
            <text:p>105.914726968474</text:p>
          </table:table-cell>
        </table:table-row>
        <table:table-row table:style-name="ro1">
          <table:table-cell/>
          <table:table-cell office:value-type="float" office:value="5.77714784613748" calcext:value-type="float">
            <text:p>5.77714784613748</text:p>
          </table:table-cell>
          <table:table-cell office:value-type="float" office:value="169.238620654918" calcext:value-type="float">
            <text:p>169.238620654918</text:p>
          </table:table-cell>
          <table:table-cell/>
          <table:table-cell office:value-type="float" office:value="2.66732520329753" calcext:value-type="float">
            <text:p>2.66732520329753</text:p>
          </table:table-cell>
          <table:table-cell office:value-type="float" office:value="114.548925727142" calcext:value-type="float">
            <text:p>114.548925727142</text:p>
          </table:table-cell>
        </table:table-row>
        <table:table-row table:style-name="ro1">
          <table:table-cell/>
          <table:table-cell office:value-type="float" office:value="6.00699298742437" calcext:value-type="float">
            <text:p>6.00699298742437</text:p>
          </table:table-cell>
          <table:table-cell office:value-type="float" office:value="184.555403824736" calcext:value-type="float">
            <text:p>184.555403824736</text:p>
          </table:table-cell>
          <table:table-cell/>
          <table:table-cell office:value-type="float" office:value="2.84329160113947" calcext:value-type="float">
            <text:p>2.84329160113947</text:p>
          </table:table-cell>
          <table:table-cell office:value-type="float" office:value="122.905881496986" calcext:value-type="float">
            <text:p>122.905881496986</text:p>
          </table:table-cell>
        </table:table-row>
        <table:table-row table:style-name="ro1">
          <table:table-cell table:number-columns-repeated="4"/>
          <table:table-cell office:value-type="float" office:value="2.9604766088908" calcext:value-type="float">
            <text:p>2.9604766088908</text:p>
          </table:table-cell>
          <table:table-cell office:value-type="float" office:value="130.564378018682" calcext:value-type="float">
            <text:p>130.564378018682</text:p>
          </table:table-cell>
        </table:table-row>
        <table:table-row table:style-name="ro1">
          <table:table-cell table:number-columns-repeated="4"/>
          <table:table-cell office:value-type="float" office:value="3.10489481136563" calcext:value-type="float">
            <text:p>3.10489481136563</text:p>
          </table:table-cell>
          <table:table-cell office:value-type="float" office:value="136.832671998388" calcext:value-type="float">
            <text:p>136.832671998388</text:p>
          </table:table-cell>
        </table:table-row>
        <table:table-row table:style-name="ro1">
          <table:table-cell table:number-columns-repeated="4"/>
          <table:table-cell office:value-type="float" office:value="3.23558728222119" calcext:value-type="float">
            <text:p>3.23558728222119</text:p>
          </table:table-cell>
          <table:table-cell office:value-type="float" office:value="145.604967567537" calcext:value-type="float">
            <text:p>145.604967567537</text:p>
          </table:table-cell>
        </table:table-row>
        <table:table-row table:style-name="ro1">
          <table:table-cell table:number-columns-repeated="4"/>
          <table:table-cell office:value-type="float" office:value="3.39336183882829" calcext:value-type="float">
            <text:p>3.39336183882829</text:p>
          </table:table-cell>
          <table:table-cell office:value-type="float" office:value="155.491691804857" calcext:value-type="float">
            <text:p>155.491691804857</text:p>
          </table:table-cell>
        </table:table-row>
        <table:table-row table:style-name="ro1">
          <table:table-cell table:number-columns-repeated="4"/>
          <table:table-cell office:value-type="float" office:value="3.50596320776364" calcext:value-type="float">
            <text:p>3.50596320776364</text:p>
          </table:table-cell>
          <table:table-cell office:value-type="float" office:value="164.124001701375" calcext:value-type="float">
            <text:p>164.124001701375</text:p>
          </table:table-cell>
        </table:table-row>
        <table:table-row table:style-name="ro1">
          <table:table-cell table:number-columns-repeated="4"/>
          <table:table-cell office:value-type="float" office:value="3.64557110796456" calcext:value-type="float">
            <text:p>3.64557110796456</text:p>
          </table:table-cell>
          <table:table-cell office:value-type="float" office:value="175.123055871143" calcext:value-type="float">
            <text:p>175.123055871143</text:p>
          </table:table-cell>
        </table:table-row>
        <table:table-row table:style-name="ro1">
          <table:table-cell table:number-columns-repeated="4"/>
          <table:table-cell office:value-type="float" office:value="3.76720543544568" calcext:value-type="float">
            <text:p>3.76720543544568</text:p>
          </table:table-cell>
          <table:table-cell office:value-type="float" office:value="184.03407787149" calcext:value-type="float">
            <text:p>184.03407787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15:11.522605899</meta:creation-date>
    <dc:date>2018-11-06T11:16:02.955272938</dc:date>
    <meta:editing-duration>PT50M41S</meta:editing-duration>
    <meta:editing-cycles>1</meta:editing-cycles>
    <meta:document-statistic meta:table-count="1" meta:cell-count="81" meta:object-count="0"/>
    <meta:generator>LibreOffice/5.4.1.2$Linux_X86_64 LibreOffice_project/40m0$Build-2</meta:generator>
  </office:meta>
</office:document-meta>
</file>